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0A12F73363457F7CC9.png" manifest:media-type="image/png"/>
  <manifest:file-entry manifest:full-path="Pictures/10000201000001840000010AA7171B24D6BB1529.png" manifest:media-type="image/png"/>
  <manifest:file-entry manifest:full-path="Pictures/100002010000018A0000010AD5084C0ED7A1284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cf7d" officeooo:paragraph-rsid="001bcf7d"/>
    </style:style>
    <style:style style:name="P2" style:family="paragraph" style:parent-style-name="Standard">
      <style:text-properties officeooo:rsid="001c0ce9" officeooo:paragraph-rsid="001c0ce9"/>
    </style:style>
    <style:style style:name="T1" style:family="text">
      <style:text-properties officeooo:rsid="001c0c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Question 2 :</text:p>
      <text:p text:style-name="P1"/>
      <text:p text:style-name="P1"/>
      <text:p text:style-name="P2">Spectre d’amplitude :</text:p>
      <text:p text:style-name="P2"><draw:frame draw:style-name="fr2" draw:name="Image2" text:anchor-type="paragraph" svg:width="13.901cm" svg:height="9.386cm" draw:z-index="1"><draw:image xlink:href="Pictures/100002010000018A0000010AD5084C0ED7A1284B.png" xlink:type="simple" xlink:show="embed" xlink:actuate="onLoad"/></draw:frame></text:p>
      <text:p text:style-name="P2"/>
      <text:p text:style-name="P2">Spectre de Phase :</text:p>
      <text:p text:style-name="P2"><draw:frame draw:style-name="fr2" draw:name="Image3" text:anchor-type="paragraph" svg:width="13.69cm" svg:height="9.386cm" draw:z-index="2"><draw:image xlink:href="Pictures/10000201000001840000010AA7171B24D6BB1529.png" xlink:type="simple" xlink:show="embed" xlink:actuate="onLoad"/></draw:frame></text:p>
      <text:p text:style-name="P2"/>
      <text:p text:style-name="P1">Spectre de <text:span text:style-name="T1">fréquence</text:span></text:p>
      <text:p text:style-name="P1"><draw:frame draw:style-name="fr1" draw:name="Image1" text:anchor-type="paragraph" svg:width="14.042cm" svg:height="9.386cm" draw:z-index="0"><draw:image xlink:href="Pictures/100002010000018E0000010A12F73363457F7CC9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11:02.413621600</meta:creation-date>
    <meta:generator>LibreOffice/5.3.6.1$Linux_X86_64 LibreOffice_project/30$Build-1</meta:generator>
    <dc:date>2019-10-08T16:02:47.980048203</dc:date>
    <meta:editing-duration>PT1H14M13S</meta:editing-duration>
    <meta:editing-cycles>2</meta:editing-cycles>
    <meta:document-statistic meta:table-count="0" meta:image-count="3" meta:object-count="0" meta:page-count="2" meta:paragraph-count="4" meta:word-count="13" meta:character-count="71" meta:non-whitespace-character-count="62"/>
  </office:meta>
</office:document-meta>
</file>